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s" fo:country="CO" officeooo:rsid="00057a05" officeooo:paragraph-rsid="00057a05"/>
    </style:style>
    <style:style style:name="P2" style:family="paragraph" style:parent-style-name="Standard">
      <style:text-properties fo:language="es" fo:country="CO" fo:font-weight="bold" officeooo:rsid="00057a05" officeooo:paragraph-rsid="00057a05" style:font-weight-asian="bold" style:font-weight-complex="bold"/>
    </style:style>
    <style:style style:name="P3" style:family="paragraph" style:parent-style-name="Standard">
      <style:text-properties fo:language="es" fo:country="CO" officeooo:rsid="0005bd8a" officeooo:paragraph-rsid="0005bd8a"/>
    </style:style>
    <style:style style:name="P4" style:family="paragraph" style:parent-style-name="Standard">
      <style:text-properties fo:language="es" fo:country="CO" officeooo:rsid="0006e721" officeooo:paragraph-rsid="0006e721"/>
    </style:style>
    <style:style style:name="P5" style:family="paragraph" style:parent-style-name="Standard">
      <style:text-properties fo:language="es" fo:country="CO" officeooo:rsid="000a5da1" officeooo:paragraph-rsid="000a5da1"/>
    </style:style>
    <style:style style:name="P6" style:family="paragraph" style:parent-style-name="Standard">
      <style:text-properties fo:language="es" fo:country="CO" officeooo:rsid="000a5da1" officeooo:paragraph-rsid="000ab331"/>
    </style:style>
    <style:style style:name="P7" style:family="paragraph" style:parent-style-name="Standard">
      <style:text-properties fo:language="es" fo:country="CO" fo:font-weight="normal" officeooo:rsid="00059fd4" officeooo:paragraph-rsid="00057a05" style:font-weight-asian="normal" style:font-weight-complex="normal"/>
    </style:style>
    <style:style style:name="P8" style:family="paragraph" style:parent-style-name="Standard">
      <style:text-properties fo:language="es" fo:country="CO" fo:font-weight="normal" officeooo:rsid="0005bd8a" officeooo:paragraph-rsid="0005bd8a" style:font-weight-asian="normal" style:font-weight-complex="normal"/>
    </style:style>
    <style:style style:name="P9" style:family="paragraph" style:parent-style-name="Standard">
      <style:text-properties fo:language="es" fo:country="CO" fo:font-weight="normal" officeooo:rsid="0006e721" officeooo:paragraph-rsid="0006e721" style:font-weight-asian="normal" style:font-weight-complex="normal"/>
    </style:style>
    <style:style style:name="P10" style:family="paragraph" style:parent-style-name="Standard">
      <style:text-properties fo:language="es" fo:country="CO" fo:font-weight="normal" officeooo:rsid="0008caf2" officeooo:paragraph-rsid="0006e721" style:font-weight-asian="normal" style:font-weight-complex="normal"/>
    </style:style>
    <style:style style:name="P11" style:family="paragraph" style:parent-style-name="Standard">
      <style:text-properties fo:language="es" fo:country="CO" fo:font-weight="normal" officeooo:rsid="0008caf2" officeooo:paragraph-rsid="0008caf2" style:font-weight-asian="normal" style:font-weight-complex="normal"/>
    </style:style>
    <style:style style:name="P12" style:family="paragraph" style:parent-style-name="Standard">
      <style:text-properties fo:language="es" fo:country="CO" fo:font-weight="normal" officeooo:rsid="000a5da1" officeooo:paragraph-rsid="000a5da1" style:font-weight-asian="normal" style:font-weight-complex="normal"/>
    </style:style>
    <style:style style:name="P13" style:family="paragraph" style:parent-style-name="Standard">
      <style:text-properties fo:language="es" fo:country="CO" fo:font-style="normal" fo:font-weight="normal" officeooo:rsid="000a5da1" officeooo:paragraph-rsid="000a5da1" style:font-style-asian="normal" style:font-weight-asian="normal" style:font-style-complex="normal" style:font-weight-complex="normal"/>
    </style:style>
    <style:style style:name="P14" style:family="paragraph" style:parent-style-name="Standard">
      <style:text-properties fo:language="es" fo:country="CO" fo:font-style="normal" fo:font-weight="normal" officeooo:rsid="000a5da1" officeooo:paragraph-rsid="000ab331" style:font-style-asian="normal" style:font-weight-asian="normal" style:font-style-complex="normal" style:font-weight-complex="normal"/>
    </style:style>
    <style:style style:name="P15" style:family="paragraph" style:parent-style-name="Standard">
      <style:text-properties fo:language="es" fo:country="CO" fo:font-style="normal" fo:font-weight="normal" officeooo:rsid="000ab331" officeooo:paragraph-rsid="000ab331" style:font-style-asian="normal" style:font-weight-asian="normal" style:font-style-complex="normal" style:font-weight-complex="normal"/>
    </style:style>
    <style:style style:name="P16" style:family="paragraph" style:parent-style-name="Standard">
      <style:text-properties fo:language="es" fo:country="CO" fo:font-style="italic" fo:font-weight="normal" officeooo:rsid="000ab331" officeooo:paragraph-rsid="000ab331"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9fd4" style:font-weight-asian="normal" style:font-weight-complex="normal"/>
    </style:style>
    <style:style style:name="T4" style:family="text">
      <style:text-properties fo:font-weight="normal" officeooo:rsid="0008caf2" style:font-weight-asian="normal" style:font-weight-complex="normal"/>
    </style:style>
    <style:style style:name="T5" style:family="text">
      <style:text-properties fo:font-weight="normal" officeooo:rsid="000c1019"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ab331"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ab331"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esde la época de Neqton cuando formuló la Ley de Gravitación Universal, la explicación de la acción a distancia entre objetos materiales como la tierra y la luna constituyó un punto álgido en el análisis y discusión de la Fisolofía Natural.</text:p>
      <text:p text:style-name="P1"/>
      <text:p text:style-name="P1">“Es inconcebible que la materia inanimada y bruta pueda operar e influir sobre la materia sin un contacto mutuo, sin la medición de alguna otra cosa que no sea material. </text:p>
      <text:p text:style-name="P1"/>
      <text:p text:style-name="P1">Como si la gravitación fuera escencial e inherente a ella</text:p>
      <text:p text:style-name="P1">La gravedad debe ser inherente, innata y escencial a la <text:s/>materia.</text:p>
      <text:p text:style-name="P1"/>
      <text:p text:style-name="P1">De modo de que un cuerpo sea capaz de actuar sobre otro a distancia a través del vacio, de modo que mediante él y a trevés de él su acción y fuerza pueda transportarse de un cuerpo a otro …”</text:p>
      <text:p text:style-name="P1"/>
      <text:p text:style-name="P1"><text:tab/><text:tab/><text:tab/><text:tab/><text:tab/><text:tab/><text:tab/><text:tab/><text:tab/>Isaac Newton +</text:p>
      <text:p text:style-name="P1">Luego Charles A. Coulomb formuló la interacción entre cuerpos cargados eléctricamente y con los trabajos descubiertos acerca del magnetismo de Gilbert y H.C. Oersed. Fue finalmente M.Faraday quién más contributyo a aclarar el problema y a quien le debemos la concepcion de <text:span text:style-name="T1">lineas de fuerza.</text:span></text:p>
      <text:p text:style-name="P2"/>
      <text:p text:style-name="P1"><text:span text:style-name="T1">- </text:span><text:span text:style-name="T2">Buscaremos identificar las lineas de campo eléctrico <text:s/>y magnetco. </text:span><text:span text:style-name="T3">Ver sus caracteristicas, propiedades y utiilidad al realizar el análisis de diferentes distribuciones de carga eléctrica.</text:span></text:p>
      <text:p text:style-name="P7"/>
      <text:p text:style-name="P7"/>
      <text:p text:style-name="P7"/>
      <text:p text:style-name="P7"/>
      <text:p text:style-name="P3"><text:span text:style-name="T3">L</text:span><text:span text:style-name="T2">ineas de Campo</text:span></text:p>
      <text:p text:style-name="P7"/>
      <text:p text:style-name="P3"><text:span text:style-name="T3">D</text:span><text:span text:style-name="T2">ipolo Electric</text:span></text:p>
      <text:p text:style-name="P8"/>
      <text:p text:style-name="P8">Cargas magneticas</text:p>
      <text:p text:style-name="P8">lineas de fuerza en un condensador esferico </text:p>
      <text:p text:style-name="P8">Que pasa si dividimos un iman muchas veces por la mitad</text:p>
      <text:p text:style-name="P8">En que regiones del campo es más intenso o más debil</text:p>
      <text:p text:style-name="P3"><text:span text:style-name="T2">interaccion entre </text:span><text:span text:style-name="T5">C</text:span><text:span text:style-name="T2">ucerpos cargados electricamente </text:span></text:p>
      <text:p text:style-name="P9">cuerpos cargados electricamente</text:p>
      <text:p text:style-name="P9"/>
      <text:p text:style-name="P9"/>
      <text:p text:style-name="P4"><text:span text:style-name="T2"><text:tab/><text:tab/><text:tab/></text:span><text:span text:style-name="T4">PONTIFICIA UNIVERSIDAD JAVERIANA</text:span></text:p>
      <text:p text:style-name="P10"><text:tab/><text:tab/>ELECTRICIDAD Y MAGNETISMO-LABORATORIO</text:p>
      <text:p text:style-name="P10"><text:tab/><text:tab/>LINEAS DE CAMPO ELECTRICO Y MAGNETICO</text:p>
      <text:p text:style-name="P10"><text:tab/>WILLIAM A. GOMEZ, SOFIA RUBIO, JUAN AAA</text:p>
      <text:p text:style-name="P10"><text:tab/><text:tab/>PROFESOR . MIGEL PROFESOR</text:p>
      <text:p text:style-name="P10"><text:tab/></text:p>
      <text:p text:style-name="P10"/>
      <text:p text:style-name="P11">OBJETIVOS:</text:p>
      <text:p text:style-name="P11">- <text:s/>Establecer la nocion de lineas de fuerza</text:p>
      <text:p text:style-name="P11"/>
      <text:p text:style-name="P11"/>
      <text:p text:style-name="P11"/>
      <text:p text:style-name="P11"/>
      <text:p text:style-name="P12"><text:soft-page-break/>MARCO TEORICO</text:p>
      <text:p text:style-name="P12"/>
      <text:p text:style-name="P5"><text:span text:style-name="T2">LINEAS DE CAMPO ELECTRICO </text:span><text:span text:style-name="T5">Y DIPOLO ELECTRICO</text:span></text:p>
      <text:p text:style-name="P5"><text:span text:style-name="T2">Ningun campo electrico puede verse directamente, sin embargo con algunas técnicas es posible visualizarlo. Las lineas de campo electrico son lineas imaginarias que son tangentes en cada punto con la dirección del vector del campo electrico </text:span><text:span text:style-name="T1">E. </text:span><text:span text:style-name="T2">Por ende, las lineas de campo electrico muestran la direccion de </text:span><text:span text:style-name="T1">E </text:span><text:span text:style-name="T2">en cada punto, y su espaciamiento da una idea general de la </text:span><text:span text:style-name="T6">magnitud</text:span><text:span text:style-name="T8"> del campo eléctrico, ya que donde </text:span><text:span text:style-name="T10">E</text:span><text:span text:style-name="T8"> es muy fuerte, las lineas de campo se dibujan muy cerca unas de otras, y donde</text:span><text:span text:style-name="T10"> E</text:span><text:span text:style-name="T8"> es más debil se trazan separadas. </text:span></text:p>
      <text:p text:style-name="P13"/>
      <text:p text:style-name="P14">En cualquier punto especifico del campo, este tiene dirección única, por lo que las lineas de campo nunca se cruzan. </text:p>
      <text:p text:style-name="P15">Las lineas de campo se derigen alejandose de las cargas positivas y acercandose a las negativas. Cuando en el espacio tenemos dos cargas iguales pero de signo opuesto (dipolo) las lineas de campo que salen de la carga positiva son atraidas por las lineas de campo que entran a la carga positiva y por ende se genera un campo electrico muy fuerte (gran magnitud) entre las cargas. Por el contrario, cuando se tienen dos cargas de signos opuestos, el campo electrico de estas cargas se repele mutuamente y se genera una fuerza de repulsion entre el campo, que la magnitud de este entre las cargas es muy pequeño. </text:p>
      <text:p text:style-name="P15"/>
      <text:p text:style-name="P6"><text:span text:style-name="T9">Una forma de ver el campo electrico es utilizando limadura de hierro, ya que este material es muy conductor, el campo electrico afecta facilmente la posicion de las particulas y se visualizan las lineas de campo electrico. Ademas se puede utilizar un liquido y poner a flote algunas semmilas pequeñas, las semillas son neutras, pero por el efecto de</text:span><text:span text:style-name="T7"> polarizacacion</text:span><text:span text:style-name="T9"> estas se mueven facilmente y tambien muestran las lineas del campo.</text:span><text:span text:style-name="T6"> </text:span></text:p>
      <text:p text:style-name="P16"/>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2-09T13:23:44.127338588</dc:date>
    <meta:editing-duration>PT25M56S</meta:editing-duration>
    <meta:editing-cycles>5</meta:editing-cycles>
    <meta:generator>LibreOffice/7.2.5.2$Linux_X86_64 LibreOffice_project/499f9727c189e6ef3471021d6132d4c694f357e5</meta:generator>
    <meta:document-statistic meta:table-count="0" meta:image-count="0" meta:object-count="0" meta:page-count="2" meta:paragraph-count="30" meta:word-count="582" meta:character-count="3488" meta:non-whitespace-character-count="2904"/>
  </office:meta>
</office:document-meta>
</file>